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4ms. pckgs. For 2 ts</text:p>
          </table:table-cell>
          <table:table-cell office:value-type="string" calcext:value-type="string">
            <text:p>Elapsed from first</text:p>
          </table:table-cell>
          <table:table-cell office:value-type="string" calcext:value-type="string">
            <text:p>Offset ot the firs, sec</text:p>
          </table:table-cell>
          <table:table-cell office:value-type="string" calcext:value-type="string">
            <text:p>Bitrate, B/sec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58555" calcext:value-type="float">
            <text:p>158555</text:p>
          </table:table-cell>
          <table:table-cell office:value-type="float" office:value="317.420094996" calcext:value-type="float">
            <text:p>317.420094996</text:p>
          </table:table-cell>
          <table:table-cell office:value-type="float" office:value="0.133101791" calcext:value-type="float">
            <text:p>0.133101791</text:p>
          </table:table-cell>
          <table:table-cell table:formula="of:=([.A2]-0)/2*256/([.B2]-[.C2])" office:value-type="float" office:value="63964.2986779711" calcext:value-type="float">
            <text:p>63964.2986779711</text:p>
          </table:table-cell>
          <table:table-cell table:formula="of:=250*256"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float" office:value="187759" calcext:value-type="float">
            <text:p>187759</text:p>
          </table:table-cell>
          <table:table-cell office:value-type="float" office:value="375.831583253" calcext:value-type="float">
            <text:p>375.831583253</text:p>
          </table:table-cell>
          <table:table-cell office:value-type="float" office:value="0.133101791" calcext:value-type="float">
            <text:p>0.133101791</text:p>
          </table:table-cell>
          <table:table-cell table:formula="of:=([.A3]-0)/2*256/([.B3]-[.C3])" office:value-type="float" office:value="63969.2550964724" calcext:value-type="float">
            <text:p>63969.2550964724</text:p>
          </table:table-cell>
          <table:table-cell table:formula="of:=16000 * 4"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float" office:value="207331" calcext:value-type="float">
            <text:p>207331</text:p>
          </table:table-cell>
          <table:table-cell office:value-type="float" office:value="414.977918549" calcext:value-type="float">
            <text:p>414.977918549</text:p>
          </table:table-cell>
          <table:table-cell office:value-type="float" office:value="0.133101791" calcext:value-type="float">
            <text:p>0.133101791</text:p>
          </table:table-cell>
          <table:table-cell table:formula="of:=([.A4]-0)/2*256/([.B4]-[.C4])" office:value-type="float" office:value="63971.7960257924" calcext:value-type="float">
            <text:p>63971.7960257924</text:p>
          </table:table-cell>
          <table:table-cell table:formula="of:=16000 * 4"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float" office:value="238075" calcext:value-type="float">
            <text:p>238075</text:p>
          </table:table-cell>
          <table:table-cell office:value-type="float" office:value="476.46959189" calcext:value-type="float">
            <text:p>476.46959189</text:p>
          </table:table-cell>
          <table:table-cell office:value-type="float" office:value="0.133101791" calcext:value-type="float">
            <text:p>0.133101791</text:p>
          </table:table-cell>
          <table:table-cell table:formula="of:=([.A5]-0)/2*256/([.B5]-[.C5])" office:value-type="float" office:value="63974.9434137756" calcext:value-type="float">
            <text:p>63974.9434137756</text:p>
          </table:table-cell>
          <table:table-cell table:formula="of:=16000 * 4" office:value-type="float" office:value="64000" calcext:value-type="float">
            <text:p>64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33101791" calcext:value-type="float">
            <text:p>0.133101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101791" calcext:value-type="float">
            <text:p>0.133101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33101791" calcext:value-type="float">
            <text:p>0.1331017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4:58:24.216770673</meta:creation-date>
    <dc:date>2019-05-15T15:28:02.955543685</dc:date>
    <meta:editing-duration>PT14M6S</meta:editing-duration>
    <meta:editing-cycles>1</meta:editing-cycles>
    <meta:document-statistic meta:table-count="1" meta:cell-count="29" meta:object-count="0"/>
    <meta:generator>LibreOffice/4.2.8.2$Linux_X86_64 LibreOffice_project/420m0$Build-2</meta:generator>
  </office:meta>
</office:document-meta>
</file>